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kursübersicht" style:family="table">
      <style:table-properties style:width="6.7in" fo:margin-left="0in" fo:break-before="auto" fo:break-after="auto" table:align="left" fo:keep-with-next="auto" style:may-break-between-rows="true" table:border-model="collapsing"/>
    </style:style>
    <style:style style:name="kursübersicht.A" style:family="table-column">
      <style:table-column-properties style:column-width="1.1236in"/>
    </style:style>
    <style:style style:name="kursübersicht.B" style:family="table-column">
      <style:table-column-properties style:column-width="0.9375in"/>
    </style:style>
    <style:style style:name="kursübersicht.C" style:family="table-column">
      <style:table-column-properties style:column-width="3.9389in"/>
    </style:style>
    <style:style style:name="kursübersicht.D" style:family="table-column">
      <style:table-column-properties style:column-width="0.7in"/>
    </style:style>
    <style:style style:name="kursübersicht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kursübersicht.2" style:family="table-row">
      <style:table-row-properties style:min-row-height="0.8285in"/>
    </style:style>
    <style:style style:name="kursübersicht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3" style:family="table-row">
      <style:table-row-properties style:min-row-height="0.9861in"/>
    </style:style>
    <style:style style:name="kursübersicht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4" style:family="table-row">
      <style:table-row-properties style:min-row-height="1.1118in"/>
    </style:style>
    <style:style style:name="kursübersicht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5" style:family="table-row">
      <style:table-row-properties style:min-row-height="0.7938in"/>
    </style:style>
    <style:style style:name="kursübersicht.A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6" style:family="table-row">
      <style:table-row-properties style:min-row-height="0.8688in"/>
    </style:style>
    <style:style style:name="kursübersicht.A6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7" style:family="table-row">
      <style:table-row-properties fo:keep-together="auto"/>
    </style:style>
    <style:style style:name="kursübersicht.A7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8" style:family="table-row">
      <style:table-row-properties style:min-row-height="0.4771in" fo:keep-together="auto"/>
    </style:style>
    <style:style style:name="kursübersicht.A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9" style:family="table-row">
      <style:table-row-properties style:min-row-height="0.2458in" fo:keep-together="auto"/>
    </style:style>
    <style:style style:name="kursübersicht.A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9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C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D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6965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5194in"/>
    </style:style>
    <style:style style:name="Table1.C" style:family="table-column">
      <style:table-column-properties style:column-width="2.9465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" style:family="table">
      <style:table-properties style:width="6.6521in" fo:margin-left="0.0458in" fo:break-before="auto" fo:break-after="auto" table:align="left" fo:keep-with-next="auto" style:may-break-between-rows="true" table:border-model="collapsing"/>
    </style:style>
    <style:style style:name="lernziele.A" style:family="table-column">
      <style:table-column-properties style:column-width="1.6375in"/>
    </style:style>
    <style:style style:name="lernziele.B" style:family="table-column">
      <style:table-column-properties style:column-width="1.6708in"/>
    </style:style>
    <style:style style:name="lernziele.C" style:family="table-column">
      <style:table-column-properties style:column-width="1.6722in"/>
    </style:style>
    <style:style style:name="lernziele.D" style:family="table-column">
      <style:table-column-properties style:column-width="1.6715in"/>
    </style:style>
    <style:style style:name="lernziele.1" style:family="table-row">
      <style:table-row-properties fo:keep-together="auto"/>
    </style:style>
    <style:style style:name="lernziele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lernziele.2" style:family="table-row">
      <style:table-row-properties style:min-row-height="1.8778in" fo:keep-together="auto"/>
    </style:style>
    <style:style style:name="lernziele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ernziele.D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lernziele.3" style:family="table-row">
      <style:table-row-properties style:min-row-height="1.8778in"/>
    </style:style>
    <style:style style:name="lernziele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.B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.C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.D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10349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8ef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417c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3f1c4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bold" officeooo:rsid="003f1c4b" officeooo:paragraph-rsid="003f1c4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bold" officeooo:rsid="0041844a" officeooo:paragraph-rsid="0028ef9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329605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3f1c4b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3f1c4b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417c5f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4a230a" officeooo:paragraph-rsid="004a23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34f394" officeooo:paragraph-rsid="0034f3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8ef9a" officeooo:paragraph-rsid="002c4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c4ec7" officeooo:paragraph-rsid="002c4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language="de" fo:country="DE"/>
    </style:style>
    <style:style style:name="P16" style:family="paragraph" style:parent-style-name="Standard">
      <style:text-properties fo:language="de" fo:country="DE" fo:font-weight="bold" style:font-weight-asian="bold" style:font-weight-complex="bold"/>
    </style:style>
    <style:style style:name="P17" style:family="paragraph" style:parent-style-name="Standard">
      <style:text-properties fo:language="de" fo:country="DE" fo:font-weight="bold" officeooo:rsid="0022efc8" officeooo:paragraph-rsid="0022efc8" style:font-weight-asian="bold" style:font-weight-complex="bold"/>
    </style:style>
    <style:style style:name="P18" style:family="paragraph" style:parent-style-name="Standard">
      <style:text-properties fo:language="de" fo:country="DE" fo:font-weight="bold" officeooo:paragraph-rsid="0022efc8" style:font-weight-asian="bold" style:font-weight-complex="bold"/>
    </style:style>
    <style:style style:name="P19" style:family="paragraph" style:parent-style-name="Standard">
      <style:text-properties fo:language="de" fo:country="DE" fo:font-weight="bold" officeooo:rsid="00210349" officeooo:paragraph-rsid="00210349" style:font-weight-asian="bold" style:font-weight-complex="bold"/>
    </style:style>
    <style:style style:name="P20" style:family="paragraph" style:parent-style-name="Standard">
      <style:text-properties fo:language="de" fo:country="DE" fo:font-weight="bold" officeooo:rsid="0028ef9a" officeooo:paragraph-rsid="0028ef9a" style:font-weight-asian="bold" style:font-weight-complex="bold"/>
    </style:style>
    <style:style style:name="P21" style:family="paragraph" style:parent-style-name="Standard">
      <style:text-properties fo:language="de" fo:country="DE" fo:font-weight="bold" officeooo:rsid="0028ef9a" officeooo:paragraph-rsid="003f1c4b" style:font-weight-asian="bold" style:font-weight-complex="bold"/>
    </style:style>
    <style:style style:name="P22" style:family="paragraph" style:parent-style-name="Standard">
      <style:text-properties fo:language="de" fo:country="DE" fo:font-weight="bold" officeooo:rsid="0028ef9a" officeooo:paragraph-rsid="00417c5f" style:font-weight-asian="bold" style:font-weight-complex="bold"/>
    </style:style>
    <style:style style:name="P23" style:family="paragraph" style:parent-style-name="Standard">
      <style:text-properties fo:language="de" fo:country="DE" fo:font-weight="bold" officeooo:rsid="002c4ec7" officeooo:paragraph-rsid="002c4ec7" style:font-weight-asian="bold" style:font-weight-complex="bold"/>
    </style:style>
    <style:style style:name="P24" style:family="paragraph" style:parent-style-name="Standard">
      <style:text-properties fo:language="de" fo:country="DE" fo:font-weight="bold" officeooo:rsid="002c4ec7" officeooo:paragraph-rsid="003c0085" style:font-weight-asian="bold" style:font-weight-complex="bold"/>
    </style:style>
    <style:style style:name="P25" style:family="paragraph" style:parent-style-name="Standard">
      <style:text-properties fo:language="de" fo:country="DE" fo:font-weight="bold" officeooo:rsid="002c4ec7" officeooo:paragraph-rsid="00329605" style:font-weight-asian="bold" style:font-weight-complex="bold"/>
    </style:style>
    <style:style style:name="P26" style:family="paragraph" style:parent-style-name="Standard">
      <style:text-properties fo:language="de" fo:country="DE" fo:font-weight="bold" officeooo:rsid="0030d1d5" officeooo:paragraph-rsid="0030d1d5" style:font-weight-asian="bold" style:font-weight-complex="bold"/>
    </style:style>
    <style:style style:name="P27" style:family="paragraph" style:parent-style-name="Standard">
      <style:text-properties fo:language="de" fo:country="DE" fo:font-weight="normal" style:font-weight-asian="normal" style:font-weight-complex="normal"/>
    </style:style>
    <style:style style:name="P28" style:family="paragraph" style:parent-style-name="Standard">
      <style:text-properties fo:language="de" fo:country="DE" officeooo:paragraph-rsid="0028ef9a"/>
    </style:style>
    <style:style style:name="P29" style:family="paragraph" style:parent-style-name="Standard">
      <style:text-properties fo:language="de" fo:country="DE" officeooo:paragraph-rsid="001ddfed"/>
    </style:style>
    <style:style style:name="P30" style:family="paragraph" style:parent-style-name="Standard">
      <style:text-properties fo:language="de" fo:country="DE" officeooo:paragraph-rsid="00417c5f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05024b7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c7" officeooo:paragraph-rsid="002c4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70f" officeooo:paragraph-rsid="00374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70f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70f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70f" officeooo:paragraph-rsid="004b9b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2868" officeooo:paragraph-rsid="00392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085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dc89" officeooo:paragraph-rsid="003cdc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dc89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6e3" officeooo:paragraph-rsid="003d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c4b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2c4" officeooo:paragraph-rsid="00404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c5f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f256" officeooo:paragraph-rsid="0046f2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24b7" officeooo:paragraph-rsid="00502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fead" officeooo:paragraph-rsid="0051f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417c5f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c7" officeooo:paragraph-rsid="002c4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c7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c7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c7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545" officeooo:paragraph-rsid="003415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545" officeooo:paragraph-rsid="003c0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545" officeooo:paragraph-rsid="003f1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545" officeooo:paragraph-rsid="00417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e87" officeooo:paragraph-rsid="004e8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c4ec7" officeooo:paragraph-rsid="002c4e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officeooo:paragraph-rsid="002e2f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officeooo:paragraph-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6b56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5d7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c4ec7" officeooo:paragraph-rsid="002c4e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c4ec7" officeooo:paragraph-rsid="002c4e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b9d54" officeooo:paragraph-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e2f67" officeooo:paragraph-rsid="002e2f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f13f6" officeooo:paragraph-rsid="002b9d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6">
      <style:paragraph-properties fo:text-align="start" style:justify-single-word="false"/>
      <style:text-properties officeooo:paragraph-rsid="002a80cb"/>
    </style:style>
    <style:style style:name="P89" style:family="paragraph" style:parent-style-name="Text_20_body" style:list-style-name="L9">
      <style:paragraph-properties fo:line-height="100%" fo:text-align="start" style:justify-single-word="false"/>
      <style:text-properties officeooo:paragraph-rsid="005024b7"/>
    </style:style>
    <style:style style:name="T1" style:family="text">
      <style:text-properties officeooo:rsid="00231933"/>
    </style:style>
    <style:style style:name="T2" style:family="text">
      <style:text-properties officeooo:rsid="0025d775"/>
    </style:style>
    <style:style style:name="T3" style:family="text">
      <style:text-properties officeooo:rsid="00284476"/>
    </style:style>
    <style:style style:name="T4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80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a5e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c56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e2f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2efc8" style:font-size-asian="11pt" style:font-style-asian="normal" style:font-size-complex="11pt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31933" style:font-size-asian="11pt" style:font-style-asian="normal" style:font-size-complex="11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3f1c4b" style:font-size-asian="11pt" style:font-style-asian="normal" style:font-size-complex="11pt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417c5f" style:font-size-asian="11pt" style:font-style-asian="normal" style:font-size-complex="11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41844a" style:font-size-asian="11pt" style:font-style-asian="normal" style:font-size-complex="11pt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502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509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officeooo:rsid="002a5e53"/>
    </style:style>
    <style:style style:name="T16" style:family="text">
      <style:text-properties officeooo:rsid="002b9d54"/>
    </style:style>
    <style:style style:name="T17" style:family="text">
      <style:text-properties officeooo:rsid="002e2f67"/>
    </style:style>
    <style:style style:name="T18" style:family="text">
      <style:text-properties officeooo:rsid="002f13f6"/>
    </style:style>
    <style:style style:name="T19" style:family="text">
      <style:text-properties officeooo:rsid="0031282a"/>
    </style:style>
    <style:style style:name="T20" style:family="text">
      <style:text-properties officeooo:rsid="00329de1"/>
    </style:style>
    <style:style style:name="T21" style:family="text">
      <style:text-properties officeooo:rsid="0034f394"/>
    </style:style>
    <style:style style:name="T22" style:family="text">
      <style:text-properties officeooo:rsid="0037470f"/>
    </style:style>
    <style:style style:name="T23" style:family="text">
      <style:text-properties officeooo:rsid="00392868"/>
    </style:style>
    <style:style style:name="T24" style:family="text">
      <style:text-properties officeooo:rsid="003a9571"/>
    </style:style>
    <style:style style:name="T25" style:family="text">
      <style:text-properties officeooo:rsid="003c0085"/>
    </style:style>
    <style:style style:name="T26" style:family="text">
      <style:text-properties officeooo:rsid="003d16e3"/>
    </style:style>
    <style:style style:name="T27" style:family="text">
      <style:text-properties officeooo:rsid="003dbb59"/>
    </style:style>
    <style:style style:name="T28" style:family="text">
      <style:text-properties officeooo:rsid="003f1c4b"/>
    </style:style>
    <style:style style:name="T29" style:family="text">
      <style:text-properties officeooo:rsid="004042c4"/>
    </style:style>
    <style:style style:name="T30" style:family="text">
      <style:text-properties officeooo:rsid="00417c5f"/>
    </style:style>
    <style:style style:name="T31" style:family="text">
      <style:text-properties officeooo:rsid="0041844a"/>
    </style:style>
    <style:style style:name="T32" style:family="text">
      <style:text-properties officeooo:rsid="0044a80f"/>
    </style:style>
    <style:style style:name="T33" style:family="text">
      <style:text-properties officeooo:rsid="004a7dce"/>
    </style:style>
    <style:style style:name="T34" style:family="text">
      <style:text-properties officeooo:rsid="0054a4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ul 1: 26.11.2019 - 28.11.2019 (3 Tage Präsenz), Hacken und experimentieren mit Daten</text:p>
      <text:p text:style-name="P27">Modul 2: 20.01.2020, <text:s/>Daten strukturieren - beschreiben - wiederauffinden </text:p>
      <text:p text:style-name="P16">Modul 3: 05.03.2020, Daten analysieren und darstellen</text:p>
      <text:p text:style-name="P27">Modul 4: 22.04.2020, <text:span text:style-name="T2">Forschungs</text:span>(daten)prozess verstehen und unterstützen</text:p>
      <text:p text:style-name="P27">Modul 5: 26.05.2020, Nachhaltig und verantwortungsvoll handeln im Umgang mit Daten</text:p>
      <text:p text:style-name="P27">Modul 6: Abschlusstag wird noch terminiert (voraussichtlich im Juli 2020), Projektmodul</text:p>
      <text:p text:style-name="P27"/>
      <text:p text:style-name="P17">Kursübersicht <text:span text:style-name="T19">und Ziele</text:span></text:p>
      <text:p text:style-name="P18"/>
      <table:table table:name="kursübersicht" table:style-name="kursübersicht" table:template-name="Academic">
        <table:table-column table:style-name="kursübersicht.A"/>
        <table:table-column table:style-name="kursübersicht.B"/>
        <table:table-column table:style-name="kursübersicht.C"/>
        <table:table-column table:style-name="kursübersicht.D"/>
        <table:table-row>
          <table:table-cell table:style-name="kursübersicht.A1" office:value-type="string">
            <text:p text:style-name="P71">Datum</text:p>
          </table:table-cell>
          <table:table-cell table:style-name="kursübersicht.A1" office:value-type="string">
            <text:p text:style-name="P71">Titel</text:p>
          </table:table-cell>
          <table:table-cell table:style-name="kursübersicht.A1" office:value-type="string">
            <text:p text:style-name="P72">Ziele</text:p>
          </table:table-cell>
          <table:table-cell table:style-name="kursübersicht.A1" office:value-type="string">
            <text:p text:style-name="P71">Workload (in h)</text:p>
          </table:table-cell>
        </table:table-row>
        <table:table-row table:style-name="kursübersicht.2">
          <table:table-cell table:style-name="kursübersicht.A2" office:value-type="string">
            <text:p text:style-name="P1">21.01 – 26.01</text:p>
          </table:table-cell>
          <table:table-cell table:style-name="kursübersicht.B2" office:value-type="string">
            <text:p text:style-name="P1">Vorbereitung</text:p>
          </table:table-cell>
          <table:table-cell table:style-name="kursübersicht.C2" office:value-type="string">
            <text:list xml:id="list4070169199" text:style-name="L1">
              <text:list-item>
                <text:p text:style-name="P73"><text:span text:style-name="T17">I</text:span>nstalliere<text:span text:style-name="T17">n Sie </text:span>die benötigte Software (Anaconda)</text:p>
              </text:list-item>
              <text:list-item>
                <text:p text:style-name="P73"><text:span text:style-name="T17">L</text:span>ade<text:span text:style-name="T17">n Sie </text:span>die Kursmaterialien und Datensätze herunter</text:p>
              </text:list-item>
              <text:list-item>
                <text:p text:style-name="P77"><text:span text:style-name="T17">S</text:span>telle<text:span text:style-name="T17">n Sie </text:span>sicher, dass Python Notebooks lokal ausgeführt werden können</text:p>
              </text:list-item>
            </text:list>
          </table:table-cell>
          <table:table-cell table:style-name="kursübersicht.D2" office:value-type="float" office:value="2">
            <text:p text:style-name="P54">2</text:p>
          </table:table-cell>
        </table:table-row>
        <table:table-row table:style-name="kursübersicht.3">
          <table:table-cell table:style-name="kursübersicht.A3" office:value-type="string">
            <text:p text:style-name="P53">27.01 – 02.02</text:p>
          </table:table-cell>
          <table:table-cell table:style-name="kursübersicht.B3" office:value-type="string">
            <text:p text:style-name="P53">Grundlagen <text:span text:style-name="T1">und deskriptive Statistik I</text:span></text:p>
          </table:table-cell>
          <table:table-cell table:style-name="kursübersicht.C3" office:value-type="string">
            <text:list xml:id="list666072101" text:style-name="L2">
              <text:list-item>
                <text:p text:style-name="P74">Beschreibe<text:span text:style-name="T17">n Sie </text:span>Datensätze mit dem statistischen Grundvokabular</text:p>
              </text:list-item>
              <text:list-item>
                <text:p text:style-name="P81">Lese<text:span text:style-name="T17">n Sie </text:span>.csv Datensätze als DataFrames in Python ein</text:p>
              </text:list-item>
              <text:list-item>
                <text:p text:style-name="P82">Filter<text:span text:style-name="T17">n Sie </text:span>DataFrames nach Spalten oder Zeilen</text:p>
              </text:list-item>
              <text:list-item>
                <text:p text:style-name="P82">Erstell<text:span text:style-name="T17">en Sie </text:span>absolute und relative Häufigkeitstabellen</text:p>
              </text:list-item>
              <text:list-item>
                <text:p text:style-name="P74"><text:s text:c="2"/>(Median, Mittelwert)</text:p>
              </text:list-item>
            </text:list>
          </table:table-cell>
          <table:table-cell table:style-name="kursübersicht.D3" office:value-type="float" office:value="5">
            <text:p text:style-name="P54">5</text:p>
          </table:table-cell>
        </table:table-row>
        <table:table-row table:style-name="kursübersicht.4">
          <table:table-cell table:style-name="kursübersicht.A4" office:value-type="string">
            <text:p text:style-name="P53">03.02 – 09.02</text:p>
          </table:table-cell>
          <table:table-cell table:style-name="kursübersicht.B4" office:value-type="string">
            <text:p text:style-name="P53">Deskriptive Statistik <text:span text:style-name="T1">II und Visualisierung</text:span></text:p>
          </table:table-cell>
          <table:table-cell table:style-name="kursübersicht.C4" office:value-type="string">
            <text:list xml:id="list4141887225" text:style-name="L3">
              <text:list-item>
                <text:p text:style-name="P75">Berechne<text:span text:style-name="T17">n Sie </text:span>grundlegende Streuungsmaße (Interquartilsabstand, Standardabweichung, Spannweite)</text:p>
              </text:list-item>
              <text:list-item>
                <text:p text:style-name="P75">Berechne<text:span text:style-name="T17">n Sie</text:span> Statistiken für bivariate Verteilungen (Kreuztabellen, Korrelation)</text:p>
              </text:list-item>
              <text:list-item>
                <text:p text:style-name="P75">Erstelle<text:span text:style-name="T17">n Sie </text:span>einfache Visualisierungen (Boxplot, Histogramm, Streudiagram)</text:p>
              </text:list-item>
            </text:list>
          </table:table-cell>
          <table:table-cell table:style-name="kursübersicht.D4" office:value-type="float" office:value="5">
            <text:p text:style-name="P54">5</text:p>
          </table:table-cell>
        </table:table-row>
        <table:table-row table:style-name="kursübersicht.5">
          <table:table-cell table:style-name="kursübersicht.A5" office:value-type="string">
            <text:p text:style-name="P53">10.02 – 16.02</text:p>
          </table:table-cell>
          <table:table-cell table:style-name="kursübersicht.B5" office:value-type="string">
            <text:p text:style-name="P53">Inferenzstatistik/ ML I</text:p>
          </table:table-cell>
          <table:table-cell table:style-name="kursübersicht.C5" office:value-type="string">
            <text:list xml:id="list4049851640" text:style-name="L4">
              <text:list-item>
                <text:p text:style-name="P76">Berechne<text:span text:style-name="T17">n</text:span> und visualisiere<text:span text:style-name="T17">n Sie </text:span>Konfidenzintervalle für den Mittelwer<text:span text:style-name="T15">t</text:span></text:p>
              </text:list-item>
              <text:list-item>
                <text:p text:style-name="P83">Beschreibe<text:span text:style-name="T17">n Sie </text:span>die Unterschiede zwischen Supervised und Unsupervised Learning</text:p>
              </text:list-item>
            </text:list>
          </table:table-cell>
          <table:table-cell table:style-name="kursübersicht.D5" office:value-type="string">
            <text:p text:style-name="P54"/>
            <text:p text:style-name="P54">5</text:p>
          </table:table-cell>
        </table:table-row>
        <table:table-row table:style-name="kursübersicht.6">
          <table:table-cell table:style-name="kursübersicht.A6" office:value-type="string">
            <text:p text:style-name="P53">17.02 – 23.02</text:p>
          </table:table-cell>
          <table:table-cell table:style-name="kursübersicht.B6" office:value-type="string">
            <text:p text:style-name="P53">ML II</text:p>
          </table:table-cell>
          <table:table-cell table:style-name="kursübersicht.C6" office:value-type="string">
            <text:list xml:id="list2892142399" text:style-name="L5">
              <text:list-item>
                <text:p text:style-name="P84">Beschreibe<text:span text:style-name="T17">n Sie </text:span>grundlegende Funktionsweisen und Konzepte von scikit-learn</text:p>
              </text:list-item>
              <text:list-item>
                <text:p text:style-name="P84">Führe<text:span text:style-name="T17">n Sie </text:span>eine Regression, Klassifikation oder Clustering mit scikit-learn durch</text:p>
              </text:list-item>
            </text:list>
          </table:table-cell>
          <table:table-cell table:style-name="kursübersicht.D6" office:value-type="float" office:value="5">
            <text:p text:style-name="P56">5</text:p>
          </table:table-cell>
        </table:table-row>
        <table:table-row table:style-name="kursübersicht.7">
          <table:table-cell table:style-name="kursübersicht.A7" office:value-type="string">
            <text:p text:style-name="P53">24.02 – 01.03</text:p>
          </table:table-cell>
          <table:table-cell table:style-name="kursübersicht.B7" office:value-type="string">
            <text:p text:style-name="P53">ML III</text:p>
          </table:table-cell>
          <table:table-cell table:style-name="kursübersicht.C7" office:value-type="string">
            <text:list xml:id="list2840081187" text:style-name="L6">
              <text:list-item>
                <text:p text:style-name="P88"><text:span text:style-name="T6">Beschreibe</text:span><text:span text:style-name="T7">n Sie </text:span><text:span text:style-name="T6">die Funktionsweise von </text:span><text:span text:style-name="T4">Text-Analyse mit </text:span><text:span text:style-name="T5">NLTK und spaCy</text:span></text:p>
              </text:list-item>
              <text:list-item>
                <text:p text:style-name="P78"><text:span text:style-name="T5">Formuliere</text:span><text:span text:style-name="T17">n Sie </text:span><text:span text:style-name="T5">einfache quantitative </text:span><text:span text:style-name="T16">F</text:span><text:span text:style-name="T5">ragen für den Projekttag </text:span><text:span text:style-name="T16">als Expose (max. 1 Seite Text)</text:span></text:p>
              </text:list-item>
            </text:list>
          </table:table-cell>
          <table:table-cell table:style-name="kursübersicht.D7" office:value-type="float" office:value="5">
            <text:p text:style-name="P56">5</text:p>
          </table:table-cell>
        </table:table-row>
        <table:table-row table:style-name="kursübersicht.8">
          <table:table-cell table:style-name="kursübersicht.A8" office:value-type="string">
            <text:p text:style-name="P55">02.03 – 04.03</text:p>
          </table:table-cell>
          <table:table-cell table:style-name="kursübersicht.B8" office:value-type="string">
            <text:p text:style-name="P55">Vorbereitung Präsenztag</text:p>
          </table:table-cell>
          <table:table-cell table:style-name="kursübersicht.C8" office:value-type="string">
            <text:list xml:id="list3965984074" text:style-name="L7">
              <text:list-item>
                <text:p text:style-name="P85"><text:span text:style-name="T17">Suchen Sie nach geeigneten Daten für den Projekttag </text:span>(Alternative / SF Nutzerdaten4)</text:p>
              </text:list-item>
              <text:list-item>
                <text:p text:style-name="P86">Schicken Sie <text:span text:style-name="T18">Ihre </text:span>inhaltliche<text:span text:style-name="T18">n</text:span> und fachliche<text:span text:style-name="T18">n</text:span> Fragen an die Kursleiter</text:p>
              </text:list-item>
            </text:list>
          </table:table-cell>
          <table:table-cell table:style-name="kursübersicht.D8" office:value-type="float" office:value="3">
            <text:p text:style-name="P56">3</text:p>
          </table:table-cell>
        </table:table-row>
        <table:table-row table:style-name="kursübersicht.9">
          <table:table-cell table:style-name="kursübersicht.A9" office:value-type="string">
            <text:p text:style-name="P55">05.03</text:p>
          </table:table-cell>
          <table:table-cell table:style-name="kursübersicht.B9" office:value-type="string">
            <text:p text:style-name="P55">Prä<text:span text:style-name="T3">senztag</text:span></text:p>
          </table:table-cell>
          <table:table-cell table:style-name="kursübersicht.C9" office:value-type="string">
            <text:list xml:id="list2669409863" text:style-name="L8">
              <text:list-item>
                <text:p text:style-name="P87">Nehmen Sie an der Frage und Antwortrunde teil</text:p>
              </text:list-item>
              <text:list-item>
                <text:p text:style-name="P79">Finde<text:span text:style-name="T18">n Sie </text:span>geeignete Daten zum Lösen der Fragen </text:p>
              </text:list-item>
              <text:list-item>
                <text:p text:style-name="P80">Beantworte<text:span text:style-name="T18">n Sie Ihre</text:span> Frage mit den gelernten statistischen Tools</text:p>
              </text:list-item>
              <text:list-item>
                <text:p text:style-name="P80">Bereite<text:span text:style-name="T18">n Sie </text:span>die Ergebnisse in Form einer Visualisierung auf</text:p>
              </text:list-item>
              <text:list-item>
                <text:p text:style-name="P80">Stelle<text:span text:style-name="T18">n Sie die </text:span>Ergebnisse <text:span text:style-name="T18">in einer Kurzpräsentation vor</text:span></text:p>
              </text:list-item>
            </text:list>
          </table:table-cell>
          <table:table-cell table:style-name="kursübersicht.D9" office:value-type="float" office:value="7">
            <text:p text:style-name="P56">7</text:p>
          </table:table-cell>
        </table:table-row>
        <table:table-row>
          <table:table-cell table:style-name="kursübersicht.A10" office:value-type="string">
            <text:p text:style-name="P55"/>
          </table:table-cell>
          <table:table-cell table:style-name="kursübersicht.B10">
            <text:p text:style-name="P55"/>
          </table:table-cell>
          <table:table-cell table:style-name="kursübersicht.C10" office:value-type="string">
            <text:p text:style-name="P57">Summe</text:p>
          </table:table-cell>
          <table:table-cell table:style-name="kursübersicht.D10" office:value-type="float" office:value="35">
            <text:p text:style-name="P56">35</text:p>
          </table:table-cell>
        </table:table-row>
      </table:table>
      <text:p text:style-name="P18"/>
      <text:p text:style-name="P19"/>
      <text:p text:style-name="P26"><text:soft-page-break/>Stundenplan</text:p>
      <text:p text:style-name="P20"/>
      <text:p text:style-name="P23">Session 0 – Vorbereitung, <text:span text:style-name="T31">2h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>Einheit</text:p>
          </table:table-cell>
          <table:table-cell table:style-name="Table1.A1" office:value-type="string">
            <text:p text:style-name="P63">Fragen</text:p>
          </table:table-cell>
          <table:table-cell table:style-name="Table1.A1" office:value-type="string">
            <text:p text:style-name="P67">Material</text:p>
          </table:table-cell>
        </table:table-row>
        <table:table-row>
          <table:table-cell table:style-name="Table1.A2" office:value-type="string">
            <text:p text:style-name="P34">S<text:span text:style-name="T25">etup</text:span></text:p>
          </table:table-cell>
          <table:table-cell table:style-name="Table1.A2" office:value-type="string">
            <text:p text:style-name="P11">Wie <text:span text:style-name="T33">komme ich an die Kursmaterialien heran?</text:span></text:p>
          </table:table-cell>
          <table:table-cell table:style-name="Table1.A2" office:value-type="string">
            <text:p text:style-name="P7">Video: Installation der Software, <text:span text:style-name="T20">Herun</text:span>terladen der Dateien, Ausführen von Python Notebooks</text:p>
          </table:table-cell>
        </table:table-row>
        <table:table-row>
          <table:table-cell table:style-name="Table1.A3" office:value-type="string">
            <text:p text:style-name="P42">Kursübersicht</text:p>
          </table:table-cell>
          <table:table-cell table:style-name="Table1.A3" office:value-type="string">
            <text:p text:style-name="P38"><text:span text:style-name="T25">Was sind die Inhalte und konkreten Lernziele dieses Moduls?</text:span> </text:p>
            <text:p text:style-name="P38"/>
          </table:table-cell>
          <table:table-cell table:style-name="Table1.A3" office:value-type="string">
            <text:p text:style-name="P7">Vide<text:span text:style-name="T24">o</text:span>: Kursübersicht und Inhalte</text:p>
          </table:table-cell>
        </table:table-row>
        <table:table-row>
          <table:table-cell table:style-name="Table1.A3" office:value-type="string">
            <text:p text:style-name="P50">Python Recap</text:p>
          </table:table-cell>
          <table:table-cell table:style-name="Table1.A3" office:value-type="string">
            <text:p text:style-name="P50">Was sind die wichtigsten Konzepte und Befehle in Python?</text:p>
          </table:table-cell>
          <table:table-cell table:style-name="Table1.A3" office:value-type="string">
            <text:p text:style-name="P31"><text:span text:style-name="T14">I</text:span><text:span text:style-name="T13">nteraktiven Online-Tutorials auf learnpython.org: </text:span></text:p>
            <text:list xml:id="list3039788462" text:style-name="L9">
              <text:list-item>
                <text:p text:style-name="P89"><text:bookmark text:name="inner-text"/><text:a xlink:type="simple" xlink:href="https://www.learnpython.org/en/Hello%2C_World%21" text:style-name="Internet_20_link" text:visited-style-name="Visited_20_Internet_20_Link">Hello, World!</text:a><text:span text:style-name="T13"> </text:span></text:p>
              </text:list-item>
              <text:list-item>
                <text:p text:style-name="P89"><text:a xlink:type="simple" xlink:href="https://www.learnpython.org/en/Variables_and_Types" text:style-name="Internet_20_link" text:visited-style-name="Visited_20_Internet_20_Link">Variables and Types</text:a> </text:p>
              </text:list-item>
              <text:list-item>
                <text:p text:style-name="P89"><text:a xlink:type="simple" xlink:href="https://www.learnpython.org/en/Lists" text:style-name="Internet_20_link" text:visited-style-name="Visited_20_Internet_20_Link">Lists</text:a> </text:p>
              </text:list-item>
              <text:list-item>
                <text:p text:style-name="P89"><text:a xlink:type="simple" xlink:href="https://www.learnpython.org/en/Basic_Operators" text:style-name="Internet_20_link" text:visited-style-name="Visited_20_Internet_20_Link">Basic Operators</text:a> </text:p>
              </text:list-item>
              <text:list-item>
                <text:p text:style-name="P89"><text:a xlink:type="simple" xlink:href="https://www.learnpython.org/en/Basic_String_Operations" text:style-name="Internet_20_link" text:visited-style-name="Visited_20_Internet_20_Link">Basic String Operations</text:a> </text:p>
              </text:list-item>
              <text:list-item>
                <text:p text:style-name="P89"><text:a xlink:type="simple" xlink:href="https://www.learnpython.org/en/Conditions" text:style-name="Internet_20_link" text:visited-style-name="Visited_20_Internet_20_Link">Conditions</text:a></text:p>
              </text:list-item>
            </text:list>
          </table:table-cell>
        </table:table-row>
      </table:table>
      <text:p text:style-name="P24"/>
      <text:p text:style-name="P25"/>
      <text:p text:style-name="P20"/>
      <text:p text:style-name="P20">Session 1 - <text:span text:style-name="T8">Grundlagen </text:span><text:span text:style-name="T9">und deskriptive Statistik I, </text:span><text:span text:style-name="T12">5h</text:span></text:p>
      <text:p text:style-name="P6"/>
      <table:table table:name="lernziele" table:style-name="lernziele" table:template-name="Academic">
        <table:table-column table:style-name="lernziele.A"/>
        <table:table-column table:style-name="lernziele.B"/>
        <table:table-column table:style-name="lernziele.C"/>
        <table:table-column table:style-name="lernziele.D"/>
        <table:table-row table:style-name="lernziele.1">
          <table:table-cell table:style-name="lernziele.A1" office:value-type="string">
            <text:p text:style-name="P58">Einheit</text:p>
          </table:table-cell>
          <table:table-cell table:style-name="lernziele.A1" office:value-type="string">
            <text:p text:style-name="P62">Fragen</text:p>
          </table:table-cell>
          <table:table-cell table:style-name="lernziele.A1" office:value-type="string">
            <text:p text:style-name="P66">Material</text:p>
          </table:table-cell>
          <table:table-cell table:style-name="lernziele.A1" office:value-type="string">
            <text:p text:style-name="P70">Beschreibung</text:p>
          </table:table-cell>
        </table:table-row>
        <table:table-row table:style-name="lernziele.2">
          <table:table-cell table:style-name="lernziele.A2" office:value-type="string">
            <text:p text:style-name="P36">Einführung in Pandas</text:p>
          </table:table-cell>
          <table:table-cell table:style-name="lernziele.A2" office:value-type="string">
            <text:p text:style-name="P40">Wie kann ich Tabellendaten in pandas einlesen?</text:p>
            <text:p text:style-name="P37">Wie werden Daten in <text:span text:style-name="T23">p</text:span>andas angeordnet?</text:p>
            <text:p text:style-name="P41">Welche Datentypen können Spalten eines DataFrames annehmen?</text:p>
            <text:p text:style-name="P43">Wie kann ich einzelne Spalten oder Zeilen eines DataFrames auswählen?</text:p>
          </table:table-cell>
          <table:table-cell table:style-name="lernziele.A2" office:value-type="string">
            <text:p text:style-name="P43">- <text:span text:style-name="T34">Text mit Codebeispielen</text:span></text:p>
            <text:p text:style-name="P43">- <text:span text:style-name="T34">Aufgaben</text:span></text:p>
            <text:p text:style-name="P43"/>
          </table:table-cell>
          <table:table-cell table:style-name="lernziele.D2">
            <text:p text:style-name="P51"/>
          </table:table-cell>
        </table:table-row>
        <table:table-row table:style-name="lernziele.3">
          <table:table-cell table:style-name="lernziele.A2" office:value-type="string">
            <text:p text:style-name="P35">Statistisches Grundvokabular</text:p>
          </table:table-cell>
          <table:table-cell table:style-name="lernziele.A2" office:value-type="string">
            <text:p text:style-name="P13">Was ist Statistik? Was macht Statistik? </text:p>
            <text:p text:style-name="P14">Welche <text:span text:style-name="T21">grundlegenden </text:span>Begriffe werden in der Statistik verwendet?</text:p>
            <text:p text:style-name="P12"><text:span text:style-name="T22">Wie kann das Messniveau für Spalten eines Datensatzes bestimmt werden</text:span>?</text:p>
          </table:table-cell>
          <table:table-cell table:style-name="lernziele.A2" office:value-type="string">
            <text:p text:style-name="P37">Literatur lesen</text:p>
            <text:p text:style-name="P37">Aufgaben</text:p>
          </table:table-cell>
          <table:table-cell table:style-name="lernziele.D2">
            <text:p text:style-name="P37"/>
          </table:table-cell>
        </table:table-row>
        <text:soft-page-break/>
        <table:table-row table:style-name="lernziele.1">
          <table:table-cell table:style-name="lernziele.A4" office:value-type="string">
            <text:p text:style-name="P36">Häufigkeitstabellen <text:span text:style-name="T25">und Lagemaße</text:span></text:p>
          </table:table-cell>
          <table:table-cell table:style-name="lernziele.B4" office:value-type="string">
            <text:p text:style-name="P43">Wie erstelle <text:span text:style-name="T26">und interpretiere </text:span>ich eine (relative) Häufigkeitstabelle?</text:p>
            <text:p text:style-name="P45">Welche grundlegenden Statistiken kann ich mit Pandas Funktionen ausrechnen?</text:p>
            <text:p text:style-name="P45">Was ist der Unterschied zwischen dem Median und dem arithmetischem Mittel?</text:p>
            <text:p text:style-name="P43"/>
          </table:table-cell>
          <table:table-cell table:style-name="lernziele.C4" office:value-type="string">
            <text:p text:style-name="P32">- <text:span text:style-name="T34">Text mit Code</text:span></text:p>
            <text:p text:style-name="P32">- <text:span text:style-name="T27">Aufgabenblatt</text:span></text:p>
          </table:table-cell>
          <table:table-cell table:style-name="lernziele.D4">
            <text:p text:style-name="P32"/>
          </table:table-cell>
        </table:table-row>
      </table:table>
      <text:p text:style-name="P2"/>
      <text:p text:style-name="P28"/>
      <text:p text:style-name="P29"/>
      <text:p text:style-name="P15"/>
      <text:p text:style-name="P21">Session <text:span text:style-name="T28">2</text:span> - <text:span text:style-name="T28">D</text:span><text:span text:style-name="T9">eskriptive Statistik I</text:span><text:span text:style-name="T10">I, </text:span><text:span text:style-name="T12">5h</text:span>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0">Einheit</text:p>
          </table:table-cell>
          <table:table-cell table:style-name="Table2.A1" office:value-type="string">
            <text:p text:style-name="P64">Fragen</text:p>
          </table:table-cell>
          <table:table-cell table:style-name="Table2.A1" office:value-type="string">
            <text:p text:style-name="P68">Material</text:p>
          </table:table-cell>
        </table:table-row>
        <table:table-row>
          <table:table-cell table:style-name="Table2.A2" office:value-type="string">
            <text:p text:style-name="P46">Streuungsmaße</text:p>
          </table:table-cell>
          <table:table-cell table:style-name="Table2.A2" office:value-type="string">
            <text:p text:style-name="P8">Welche Funktionen gibt es, um die Streuung einer Variablen zu messen?</text:p>
          </table:table-cell>
          <table:table-cell table:style-name="Table2.C2">
            <text:p text:style-name="P39"/>
          </table:table-cell>
        </table:table-row>
        <table:table-row>
          <table:table-cell table:style-name="Table2.A2" office:value-type="string">
            <text:p text:style-name="P46">Beschreibung von Verteilungen</text:p>
          </table:table-cell>
          <table:table-cell table:style-name="Table2.A2" office:value-type="string">
            <text:p text:style-name="P46">Wie können <text:span text:style-name="T29">univariate </text:span>Verteilungen in Pandas visualisiert werden?</text:p>
            <text:p text:style-name="P46">Welche univariaten Verteilungstypen gibt es?</text:p>
          </table:table-cell>
          <table:table-cell table:style-name="Table2.A2" office:value-type="string">
            <text:p text:style-name="P44"/>
          </table:table-cell>
        </table:table-row>
        <table:table-row table:style-name="Table2.4">
          <table:table-cell table:style-name="Table2.A5" office:value-type="string">
            <text:p text:style-name="P46">Bivariate Verteilungen</text:p>
          </table:table-cell>
          <table:table-cell table:style-name="Table2.B5" office:value-type="string">
            <text:p text:style-name="P46">Wie lese und erstelle ich eine <text:span text:style-name="T32">Kreuztabelle</text:span>?</text:p>
            <text:p text:style-name="P46">Welche Arten gibt es, eine Kreuztabelle zu normalisieren?</text:p>
            <text:p text:style-name="P46">Wie kann ich d<text:span text:style-name="T29">en Zusammenhang </text:span>zwischen zwei <text:span text:style-name="T29">metrischen </text:span>Variablen <text:span text:style-name="T29">messen</text:span>?</text:p>
          </table:table-cell>
          <table:table-cell table:style-name="Table2.C5" office:value-type="string">
            <text:p text:style-name="P33"/>
          </table:table-cell>
        </table:table-row>
        <table:table-row table:style-name="Table2.4">
          <table:table-cell table:style-name="Table2.A5" office:value-type="string">
            <text:p text:style-name="P47">Visualisierungen</text:p>
          </table:table-cell>
          <table:table-cell table:style-name="Table2.B5" office:value-type="string">
            <text:p text:style-name="P47">Wie interpretiere und erstelle ich Boxplots, Histogramme und Streudiagramme?</text:p>
          </table:table-cell>
          <table:table-cell table:style-name="Table2.C5" office:value-type="string">
            <text:p text:style-name="P33"/>
          </table:table-cell>
        </table:table-row>
      </table:table>
      <text:p text:style-name="P4"/>
      <text:p text:style-name="P22">Session <text:span text:style-name="T30">3</text:span> – <text:span text:style-name="T11">Konfidenzintervalle, </text:span><text:span text:style-name="T12">2.5h</text:span></text:p>
      <text:p text:style-name="P3"/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1">Einheit</text:p>
          </table:table-cell>
          <table:table-cell table:style-name="Table3.A1" office:value-type="string">
            <text:p text:style-name="P65">Fragen</text:p>
          </table:table-cell>
          <table:table-cell table:style-name="Table3.A1" office:value-type="string">
            <text:p text:style-name="P69">Material</text:p>
          </table:table-cell>
        </table:table-row>
        <table:table-row>
          <table:table-cell table:style-name="Table3.A2" office:value-type="string">
            <text:p text:style-name="P48">Theorie von Konfidenzintervallen</text:p>
          </table:table-cell>
          <table:table-cell table:style-name="Table3.A2" office:value-type="string">
            <text:p text:style-name="P10">Was sind Konfidenzintervalle?</text:p>
            <text:p text:style-name="P52">Was ist der Unterschied zwischen p-Werten, Hypothesentests und Konfidenzintervallen?</text:p>
            <text:p text:style-name="P10"/>
            <text:p text:style-name="P9"/>
          </table:table-cell>
          <table:table-cell table:style-name="Table3.A2" office:value-type="string">
            <text:p text:style-name="P49">Lesen</text:p>
          </table:table-cell>
        </table:table-row>
        <table:table-row>
          <table:table-cell table:style-name="Table3.A3" office:value-type="string">
            <text:p text:style-name="P48">Anwendung von Konfidenzintervalle</text:p>
          </table:table-cell>
          <table:table-cell table:style-name="Table3.A3" office:value-type="string">
            <text:p text:style-name="P48">Wie berechne ich Konfidenzintervalle für den <text:soft-page-break/>Mittelwert?</text:p>
            <text:p text:style-name="P48"/>
            <text:p text:style-name="P48"/>
          </table:table-cell>
          <table:table-cell table:style-name="Table3.A3" office:value-type="string">
            <text:p text:style-name="P49">Aufgaben</text:p>
          </table:table-cell>
        </table:table-row>
      </table:table>
      <text:p text:style-name="P30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7T09:36:11.246689571</meta:creation-date>
    <meta:print-date>2019-09-27T09:49:44.693847332</meta:print-date>
    <dc:date>2019-11-05T17:17:28.805012406</dc:date>
    <meta:editing-duration>PT3H7M38S</meta:editing-duration>
    <meta:editing-cycles>47</meta:editing-cycles>
    <meta:generator>LibreOffice/6.3.1.2$Linux_X86_64 LibreOffice_project/30$Build-2</meta:generator>
    <meta:document-statistic meta:table-count="5" meta:image-count="0" meta:object-count="0" meta:page-count="4" meta:paragraph-count="131" meta:word-count="637" meta:character-count="4615" meta:non-whitespace-character-count="4117"/>
  </office:meta>
</office:document-meta>
</file>